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3" style:family="paragraph" style:parent-style-name="Standard">
      <style:text-properties officeooo:paragraph-rsid="00209eb1"/>
    </style:style>
    <style:style style:name="P14" style:family="paragraph" style:parent-style-name="Standard">
      <style:text-properties officeooo:rsid="001b73f3" officeooo:paragraph-rsid="00240855"/>
    </style:style>
    <style:style style:name="P15" style:family="paragraph" style:parent-style-name="Standard">
      <style:text-properties officeooo:rsid="0023c7b8" officeooo:paragraph-rsid="0023c7b8"/>
    </style:style>
    <style:style style:name="P16" style:family="paragraph" style:parent-style-name="Standard">
      <style:text-properties officeooo:rsid="00244ba8" officeooo:paragraph-rsid="00244ba8"/>
    </style:style>
    <style:style style:name="P17" style:family="paragraph" style:parent-style-name="Standard">
      <style:text-properties officeooo:rsid="00257660" officeooo:paragraph-rsid="00257660"/>
    </style:style>
    <style:style style:name="P18" style:family="paragraph" style:parent-style-name="Standard">
      <style:text-properties fo:font-weight="bold" officeooo:rsid="00244ba8" officeooo:paragraph-rsid="00244ba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officeooo:rsid="001426de"/>
    </style:style>
    <style:style style:name="T5" style:family="text">
      <style:text-properties officeooo:rsid="0017ab2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40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6">get all changes from remote repository</text:span></text:p>
      <text:p text:style-name="P8"><text:span text:style-name="T1">$get pull : </text:span><text:span text:style-name="T6">get changes from remote repository and merge to local repository</text:span></text:p>
      <text:p text:style-name="P8"><text:span text:style-name="T1">$git remote -v</text:span><text:span text:style-name="T6"> :shows your remote repository URL</text:span></text:p>
      <text:p text:style-name="P9"><text:span text:style-name="T1">$git push: </text:span><text:span text:style-name="T6">pushes changes from local repository to remote repository.</text:span></text:p>
      <text:p text:style-name="P10"><text:span text:style-name="T1">$git branch -a </text:span><text:span text:style-name="T6">: all remote and local branches</text:span></text:p>
      <text:p text:style-name="P12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4">comapres the </text:span>specified commit <text:span text:style-name="T4">and working folder changes</text:span></text:p>
      <text:p text:style-name="P5"/>
      <text:p text:style-name="P6"><text:span text:style-name="T1">$git show HEAD</text:span> <text:span text:style-name="T5">compares commited changes and working folder changes</text:span>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4"><text:span text:style-name="T1">$git branch </text:span>list all branches. <text:span text:style-name="T7">current</text:span> mark <text:span text:style-name="T7">is marked </text:span></text:p>
      <text:p text:style-name="P14"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13"><text:span text:style-name="T3">$git branch -</text:span><text:span text:style-name="T1">d branch-name</text:span> delete branch</text:p>
      <text:p text:style-name="P15"><text:span text:style-name="T1">$git fetch –all </text:span><text:span text:style-name="T6">fetch branches</text:span></text:p>
      <text:p text:style-name="P15"><text:span text:style-name="T6"/></text:p>
      <text:p text:style-name="P18">Creating Tags</text:p>
      <text:p text:style-name="P16"><text:span text:style-name="T6">$git tag tagname creating a tag</text:span></text:p>
      <text:p text:style-name="P16"><text:span text:style-name="T6">$git tag -a version -m “message” creating annotated tag</text:span></text:p>
      <text:p text:style-name="P16"><text:span text:style-name="T6">$git tag –list list all tags</text:span></text:p>
      <text:p text:style-name="P17"><text:span text:style-name="T6">$git show v1.0 show tag information</text:span></text:p>
      <text:p text:style-name="P17"><text:span text:style-name="T6"/></text:p>
      <text:p text:style-name="P17"><text:span text:style-name="T6"/></text:p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19-08-14T20:34:12.873986847</dc:date>
    <meta:editing-duration>PT8H9M5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42" meta:character-count="1529" meta:non-whitespace-character-count="1311"/>
  </office:meta>
</office:document-meta>
</file>